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2cm"/>
      <style:paragraph-properties style:writing-mode="lr-tb"/>
    </style:style>
    <style:style style:name="gr3" style:family="graphic" style:parent-style-name="standard">
      <style:graphic-properties draw:stroke="none" draw:fill="none" fo:min-height="5.69cm"/>
      <style:paragraph-properties style:writing-mode="lr-tb"/>
    </style:style>
    <style:style style:name="gr4" style:family="graphic" style:parent-style-name="standard">
      <style:graphic-properties draw:stroke="none" draw:fill="none" fo:min-height="24.55cm"/>
      <style:paragraph-properties style:writing-mode="lr-tb"/>
    </style:style>
    <style:style style:name="gr5" style:family="graphic" style:parent-style-name="standard">
      <style:graphic-properties draw:stroke="none" draw:fill="none" fo:min-height="24.17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Idea General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14cm" svg:height="28.692cm" svg:x="1.086cm" svg:y="1.041cm">
          <draw:text-box>
            <text:p>el texto describe una maquina de calculo, un computador.</text:p>
            <text:p/>
            <text:p>se trata de un modelo teorico,</text:p>
            <text:p>con caracteristicas que lo diferencian de los computadores que utilizamos a diario.</text:p>
            <text:p/>
            <text:p>quizas las 2 caracteristicas mas notables son</text:p>
            <text:p>que la maquina esta viva</text:p>
            <text:p>y que posee una gran inteligencia.</text:p>
            <text:p/>
            <text:p>en este sentido podriamos hablar de </text:p>
            <text:p>vida artificial </text:p>
            <text:p>e inteligencia artificial.</text:p>
            <text:p/>
            <text:p>pero seria un error.</text:p>
            <text:p>se trata en realidad de </text:p>
            <text:p>vida natural</text:p>
            <text:p>e inteligencia natural.</text:p>
            <text:p/>
            <text:p>otra caracteristica destacable es que</text:p>
            <text:p>mientras que es verdad que </text:p>
            <text:p>nosotros creamos a la maquina,</text:p>
            <text:p>tambien es cierto que</text:p>
            <text:p>la maquina nos crea a nosotros.</text:p>
            <text:p/>
            <text:p>las ideas que se describen a lo largo de estos capitulos</text:p>
            <text:p>pertenecen al dominino de la ciencia.</text:p>
            <text:p>son demostrables, repetibles, comprensibles y utiles.</text:p>
            <text:p/>
            <text:p>y aun hablando de ciencia.</text:p>
            <text:p>la vision de la maquina resultara fantastica.</text:p>
            <text:p>Y posiblemente,</text:p>
            <text:p>mistic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5.64cm" svg:height="8.072cm" svg:x="0.969cm" svg:y="0.998cm">
          <draw:text-box>
            <text:p>porque las ideas que haran funcionar a esta maquina,</text:p>
            <text:p>podrian aportar informacion, dar pistas,</text:p>
            <text:p>sobre nuestra propia naturaleza.</text:p>
            <text:p/>
            <text:p>porque estamos aqui,</text:p>
            <text:p>que somos,</text:p>
            <text:p>que esta pasando,</text:p>
            <text:p>o porque morimos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44cm" svg:height="25.847cm" svg:x="1.056cm" svg:y="1cm">
          <draw:text-box>
            <text:p>Antes de empezar, </text:p>
            <text:p>resumire los temas que seran tratados.</text:p>
            <text:p/>
            <text:p>Empezare describiendo, </text:p>
            <text:p>en el capitulo "Procesamiento de la informacion",</text:p>
            <text:p/>
            <text:p>a que llamamos procesar informacion, </text:p>
            <text:p>como se realiza y que recursos necesitaremos </text:p>
            <text:p>para construir una maquina que pueda </text:p>
            <text:p>procesar informacion automaticamente.</text:p>
            <text:p/>
            <text:p>En el capitulo "Estados de un proceso",</text:p>
            <text:p/>
            <text:p>describire el proceso como una sucesion de estados,</text:p>
            <text:p>caracterizare los diferentes tipos de estados.</text:p>
            <text:p/>
            <text:p>con las ideas anteriores, </text:p>
            <text:p>en el capitulo "Implementacion",</text:p>
            <text:p><text:s/></text:p>
            <text:p>veremos como construir, teoricamente,</text:p>
            <text:p>una maquina que resolvera problemas automaticamente </text:p>
            <text:p>procesando informacion.</text:p>
            <text:p/>
            <text:p>Una vez implementada la maquina,</text:p>
            <text:p>la pondremos a prueba,</text:p>
            <text:p>en el capitulo "Resolver un problema simple"</text:p>
            <text:p/>
            <text:p>en el capitulo "coste", </text:p>
            <text:p/>
            <text:p>analizaremos cual seria el coste </text:p>
            <text:p>tanto de construir la maquina,</text:p>
            <text:p>como el coste que tendria el proceso de resolver problemas con ell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906cm" svg:height="26.558cm" svg:x="1.094cm" svg:y="0.99cm">
          <draw:text-box>
            <text:p>una de las caracteristicas importantes de esta maquina es</text:p>
            <text:p>la redundancia.</text:p>
            <text:p>Definiremos a que llamamos redundancia y cual es el valor que tiene en este caso.</text:p>
            <text:p>en el capitulo "Redundancia"</text:p>
            <text:p/>
            <text:p/>
            <text:p>Comentare algun otro ejemplo de resolucion de problemas con el prototipo.</text:p>
            <text:p>Nos servira para ampliar la pespectiva, y aportara mas informacion util para medir las caracteristicas tecnicas del modelo,</text:p>
            <text:p>en el capitulo "Otros ejemplos de resolucion de problemas"</text:p>
            <text:p/>
            <text:p/>
            <text:p>Una de las caracteristicas relevantes del modelo es la eficiencia,</text:p>
            <text:p>analizaremos como se comporta el modelo,</text:p>
            <text:p>en el capitulo "Eficiencia y numero de calculos"</text:p>
            <text:p/>
            <text:p/>
            <text:p>no todos los problemas son iguales,</text:p>
            <text:p>algunos son mas complejos que otros, </text:p>
            <text:p>en el capitulo "Complejidad de un problema", </text:p>
            <text:p/>
            <text:p>describire una caracteristica que nos permitira tener una idea de la complejidad a la que nos enfrentamos cuando abordamos la resolucion.</text:p>
            <text:p/>
            <text:p/>
            <text:p>En el capitulo "Potencia del sistema",</text:p>
            <text:p>confrontaremos al sistema con otros computadores, analizando la complejidad de los problemas que podria abordar,</text:p>
            <text:p>el tiempo que necesitaria para resolverlos. 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3T17:11:05.489000000</dc:date>
    <meta:editing-duration>PT3H27M10S</meta:editing-duration>
    <meta:editing-cycles>47</meta:editing-cycles>
    <meta:generator>LibreOffice/7.3.5.2$Windows_X86_64 LibreOffice_project/184fe81b8c8c30d8b5082578aee2fed2ea847c01</meta:generator>
    <meta:document-statistic meta:object-count="38"/>
  </office:meta>
</office:document-meta>
</file>